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2C0000013EBBBFE68683BA3A7E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65cm" fo:min-width="4.4cm"/>
    </style:style>
    <style:style style:name="gr2" style:family="graphic" style:parent-style-name="standard">
      <style:graphic-properties draw:textarea-horizontal-align="justify" draw:textarea-vertical-align="middle" draw:auto-grow-height="false" fo:min-height="1.95cm" fo:min-width="4.4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textarea-horizontal-align="justify" draw:textarea-vertical-align="middle" draw:auto-grow-height="false" fo:min-height="1.236cm" fo:min-width="1.834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4.9cm" svg:height="1.9cm" svg:x="7.6cm" svg:y="3.9cm">
          <text:p text:style-name="P1">Client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4.9cm" svg:height="2.2cm" svg:x="7.6cm" svg:y="7.7cm">
          <text:p text:style-name="P1">API Gateway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0.05cm" svg:y1="5.8cm" svg:x2="10.05cm" svg:y2="7.7cm" draw:start-shape="id1" draw:start-glue-point="2" draw:end-shape="id2" draw:end-glue-point="0" svg:d="M10050 5800v1900" svg:viewBox="0 0 1 1901">
          <text:p/>
        </draw:connector>
        <draw:custom-shape draw:style-name="gr2" draw:text-style-name="P1" xml:id="id3" draw:id="id3" draw:layer="layout" svg:width="4.9cm" svg:height="2.2cm" svg:x="7.6cm" svg:y="11.7cm">
          <text:p text:style-name="P1">Character </text:p>
          <text:p text:style-name="P1">Service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0.05cm" svg:y1="9.9cm" svg:x2="10.05cm" svg:y2="11.7cm" draw:start-shape="id2" draw:start-glue-point="2" draw:end-shape="id3" draw:end-glue-point="0" svg:d="M10050 9900v1800" svg:viewBox="0 0 1 1801">
          <text:p/>
        </draw:connector>
        <draw:frame draw:style-name="gr4" draw:text-style-name="P1" xml:id="id4" draw:id="id4" draw:layer="layout" svg:width="4.9cm" svg:height="4.703cm" svg:x="7.6cm" svg:y="15.5cm">
          <draw:image xlink:href="Pictures/100000000000012C0000013EBBBFE68683BA3A7E.jpg" xlink:type="simple" xlink:show="embed" xlink:actuate="onLoad">
            <text:p/>
          </draw:image>
        </draw:frame>
        <draw:connector draw:style-name="gr3" draw:text-style-name="P1" draw:layer="layout" svg:x1="10.05cm" svg:y1="13.9cm" svg:x2="10.05cm" svg:y2="15.5cm" draw:start-shape="id3" draw:start-glue-point="2" draw:end-shape="id4" draw:end-glue-point="0" svg:d="M10050 13900v1600" svg:viewBox="0 0 1 1601">
          <text:p/>
        </draw:connector>
        <draw:custom-shape draw:style-name="gr2" draw:text-style-name="P1" xml:id="id5" draw:id="id5" draw:layer="layout" svg:width="4.9cm" svg:height="2.2cm" svg:x="1.9cm" svg:y="11.7cm">
          <text:p text:style-name="P1">User </text:p>
          <text:p text:style-name="P1">Service</text:p>
          <draw:enhanced-geometry svg:viewBox="0 0 21600 21600" draw:type="rectangle" draw:enhanced-path="M 0 0 L 21600 0 21600 21600 0 21600 0 0 Z N"/>
        </draw:custom-shape>
        <draw:frame draw:style-name="gr4" draw:text-style-name="P1" xml:id="id6" draw:id="id6" draw:layer="layout" svg:width="4.9cm" svg:height="4.703cm" svg:x="1.9cm" svg:y="15.5cm">
          <draw:image xlink:href="Pictures/100000000000012C0000013EBBBFE68683BA3A7E.jpg" xlink:type="simple" xlink:show="embed" xlink:actuate="onLoad">
            <text:p/>
          </draw:image>
        </draw:frame>
        <draw:connector draw:style-name="gr3" draw:text-style-name="P1" draw:layer="layout" svg:x1="4.35cm" svg:y1="13.9cm" svg:x2="4.35cm" svg:y2="15.5cm" draw:start-shape="id5" draw:start-glue-point="2" draw:end-shape="id6" draw:end-glue-point="0" svg:d="M4350 13900v1600" svg:viewBox="0 0 1 1601">
          <text:p/>
        </draw:connector>
        <draw:custom-shape draw:style-name="gr2" draw:text-style-name="P1" xml:id="id7" draw:id="id7" draw:layer="layout" svg:width="4.9cm" svg:height="2.2cm" svg:x="13.4cm" svg:y="11.7cm">
          <text:p text:style-name="P1">Campaign </text:p>
          <text:p text:style-name="P1">Service</text:p>
          <draw:enhanced-geometry svg:viewBox="0 0 21600 21600" draw:type="rectangle" draw:enhanced-path="M 0 0 L 21600 0 21600 21600 0 21600 0 0 Z N"/>
        </draw:custom-shape>
        <draw:frame draw:style-name="gr4" draw:text-style-name="P1" xml:id="id8" draw:id="id8" draw:layer="layout" svg:width="4.9cm" svg:height="4.703cm" svg:x="13.4cm" svg:y="15.5cm">
          <draw:image xlink:href="Pictures/100000000000012C0000013EBBBFE68683BA3A7E.jpg" xlink:type="simple" xlink:show="embed" xlink:actuate="onLoad">
            <text:p/>
          </draw:image>
        </draw:frame>
        <draw:connector draw:style-name="gr3" draw:text-style-name="P1" draw:layer="layout" svg:x1="15.85cm" svg:y1="13.9cm" svg:x2="15.85cm" svg:y2="15.5cm" draw:start-shape="id7" draw:start-glue-point="2" draw:end-shape="id8" draw:end-glue-point="0" svg:d="M15850 13900v1600" svg:viewBox="0 0 1 1601">
          <text:p/>
        </draw:connector>
        <draw:connector draw:style-name="gr3" draw:text-style-name="P1" draw:layer="layout" svg:x1="4.35cm" svg:y1="11.7cm" svg:x2="7.6cm" svg:y2="8.8cm" draw:start-shape="id5" draw:start-glue-point="0" draw:end-shape="id2" draw:end-glue-point="3" svg:d="M4350 11700v-2900h3250" svg:viewBox="0 0 3251 2901">
          <text:p/>
        </draw:connector>
        <draw:connector draw:style-name="gr3" draw:text-style-name="P1" draw:layer="layout" svg:x1="15.85cm" svg:y1="11.7cm" svg:x2="12.5cm" svg:y2="8.8cm" draw:start-shape="id7" draw:start-glue-point="0" draw:end-shape="id2" draw:end-glue-point="1" svg:d="M15850 11700v-2900h-3350" svg:viewBox="0 0 3351 2901">
          <text:p/>
        </draw:connector>
        <draw:custom-shape draw:style-name="gr5" draw:text-style-name="P1" xml:id="id9" draw:id="id9" draw:layer="layout" svg:width="3.3cm" svg:height="2.1cm" svg:x="2.3cm" svg:y="1.7cm">
          <text:p text:style-name="P1">Interne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2" draw:layer="layout" draw:type="curve" svg:x1="5.6cm" svg:y1="2.75cm" svg:x2="10.05cm" svg:y2="3.9cm" draw:start-shape="id9" draw:start-glue-point="10" draw:end-shape="id1" draw:end-glue-point="0" svg:d="M5600 2750c2967 0 4450 383 4450 1150" svg:viewBox="0 0 4451 11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18T13:43:12.955957312</meta:creation-date>
    <dc:date>2019-05-18T13:49:19.254452503</dc:date>
    <meta:editing-duration>PT6M6S</meta:editing-duration>
    <meta:editing-cycles>1</meta:editing-cycles>
    <meta:document-statistic meta:object-count="17"/>
    <meta:generator>LibreOffice/6.0.7.3$Linux_X86_64 LibreOffice_project/00m0$Build-3</meta:generator>
  </office:meta>
</office:document-meta>
</file>